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583in"/>
    </style:style>
    <style:style style:name="co2" style:family="table-column">
      <style:table-column-properties fo:break-before="auto" style:column-width="0.36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8">
            <text:p>28</text:p>
          </table:table-cell>
          <table:table-cell/>
          <table:table-cell>
            <draw:frame table:end-cell-address="Sheet1.H23" table:end-x="0.0299in" table:end-y="0.022in" draw:z-index="0" draw:style-name="gr1" svg:width="3.1488in" svg:height="2.7461in" svg:x="0.437in" svg:y="0.0654in">
              <draw:object draw:notify-on-update-of-ranges="Sheet1.B1:Sheet1.B43 Sheet1.A1:Sheet1.A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66">
            <text:p>266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59">
            <text:p>459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21">
            <text:p>521</text:p>
          </table:table-cell>
          <table:table-cell table:number-columns-repeated="2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01">
            <text:p>601</text:p>
          </table:table-cell>
          <table:table-cell table:number-columns-repeated="2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613">
            <text:p>613</text:p>
          </table:table-cell>
          <table:table-cell table:number-columns-repeated="2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697">
            <text:p>69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674">
            <text:p>674</text:p>
          </table:table-cell>
          <table:table-cell table:number-columns-repeated="2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609">
            <text:p>609</text:p>
          </table:table-cell>
          <table:table-cell table:number-columns-repeated="2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64">
            <text:p>564</text:p>
          </table:table-cell>
          <table:table-cell table:number-columns-repeated="2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7">
            <text:p>547</text:p>
          </table:table-cell>
          <table:table-cell table:number-columns-repeated="2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78">
            <text:p>478</text:p>
          </table:table-cell>
          <table:table-cell table:number-columns-repeated="2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412">
            <text:p>412</text:p>
          </table:table-cell>
          <table:table-cell table:number-columns-repeated="2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43">
            <text:p>343</text:p>
          </table:table-cell>
          <table:table-cell table:number-columns-repeated="2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4">
            <text:p>94</text:p>
          </table:table-cell>
          <table:table-cell table:number-columns-repeated="2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2">04/02/2010</text:date>, <text:time>09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4-02T09:29:09</dc:date>
    <dc:creator>Mark Gius</dc:creator>
    <meta:document-statistic meta:table-count="1" meta:cell-count="86" meta:object-count="1"/>
    <meta:generator>OpenOffice.org/3.1$Linux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7.999cm" svg:height="6.976cm" chart:class="chart:scatter" chart:style-name="ch1">
        <chart:legend chart:legend-position="end" svg:x="5.948cm" svg:y="3.213cm" chart:style-name="ch2"/>
        <chart:plot-area chart:style-name="ch3" table:cell-range-address="Sheet1.A1:Sheet1.B43" svg:x="0.159cm" svg:y="0.139cm" svg:width="5.631cm" svg:height="6.5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3" chart:class="chart:scatter">
            <chart:domain table:cell-range-address="Sheet1.A1:Sheet1.A43"/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">
                <text:p text:id="Sheet1.A1:Sheet1.A43">59</text:p>
              </table:table-cell>
              <table:table-cell office:value-type="float" office:value="1">
                <text:p text:id="Sheet1.B1:Sheet1.B43"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">
                <text:p>6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">
                <text:p>6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8">
                <text:p>6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">
                <text:p>6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">
                <text:p>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">
                <text:p>7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">
                <text:p>7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">
                <text:p>74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8">
                <text:p>78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">
                <text:p>7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">
                <text:p>81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2">
                <text:p>82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">
                <text:p>84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5">
                <text:p>8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6">
                <text:p>8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7">
                <text:p>8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">
                <text:p>8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2">
                <text:p>9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">
                <text:p>9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4">
                <text:p>9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5">
                <text:p>9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">
                <text:p>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">
                <text:p>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8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